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LTbc_HasSettings"/>
        <text:user-field-decl office:value-type="string" office:string-value="1" text:name="LTbc_infile_count"/>
        <text:user-field-decl office:value-type="string" office:string-value="D:\dev\OOLT\dev\bulk_conv\input file 1.odt" text:name="LTbc_infile00_path"/>
        <text:user-field-decl office:value-type="string" office:string-value="D:\dev\OOLT\dev\bulk_conv" text:name="LTbc_OutputFolder"/>
        <text:user-field-decl office:value-type="string" office:string-value="1" text:name="LTbc_FontChangesCount"/>
        <text:user-field-decl office:value-type="string" office:string-value="0" text:name="LTbc_DisplayConverted"/>
        <text:user-field-decl office:value-type="string" office:string-value="0" text:name="LTbc_AskEachChange"/>
        <text:user-field-decl office:value-type="string" office:string-value="Arial Narrow" text:name="LTbc_font000_fontNameFrom"/>
        <text:user-field-decl office:value-type="string" office:string-value="Verdana" text:name="LTbc_font000_fontNameTo"/>
        <text:user-field-decl office:value-type="string" office:string-value="" text:name="LTbc_font000_styleNameFrom"/>
        <text:user-field-decl office:value-type="string" office:string-value="" text:name="LTbc_font000_styleNameTo"/>
        <text:user-field-decl office:value-type="string" office:string-value="Western" text:name="LTbc_font000_fontType"/>
        <text:user-field-decl office:value-type="string" office:string-value="CustomFormatting" text:name="LTbc_font000_styleType"/>
        <text:user-field-decl office:value-type="string" office:string-value="16" text:name="LTbc_font000_size"/>
        <text:user-field-decl office:value-type="string" office:string-value="&lt;No converter&gt;" text:name="LTbc_font000_convName"/>
        <text:user-field-decl office:value-type="string" office:string-value="1" text:name="LTbc_font000_forward"/>
        <text:user-field-decl office:value-type="string" office:string-value="0" text:name="LTbc_font000_normalize"/>
      </text:user-field-decls>
      <text:p text:style-name="Standard"/>
      <text:p text:style-name="Standard"/>
      <text:p text:style-name="Standard">This document stores Bulk Conversion settings. <text:s/>Please leave it open while using Bulk Conversion. <text:s/>If you want to keep the settings to use again later, then save this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5:59:33.904000000</meta:creation-date>
    <dc:date>2016-02-11T17:52:30.840000000</dc:date>
    <meta:editing-duration>PT37M16S</meta:editing-duration>
    <meta:editing-cycles>1</meta:editing-cycles>
    <meta:document-statistic meta:table-count="0" meta:image-count="0" meta:object-count="0" meta:page-count="1" meta:paragraph-count="1" meta:word-count="29" meta:character-count="176" meta:non-whitespace-character-count="146"/>
    <meta:generator>LibreOffice/5.1.0.3$Windows_x86 LibreOffice_project/5e3e00a007d9b3b6efb6797a8b8e57b51ab1f737</meta:generator>
  </office:meta>
</office:document-meta>
</file>